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aa0" officeooo:paragraph-rsid="00131aa0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131aa0" officeooo:paragraph-rsid="00131aa0" style:font-style-asian="italic" style:font-style-complex="italic"/>
    </style:style>
    <style:style style:name="P3" style:family="paragraph" style:parent-style-name="Default_7e_LT_7e_Notizen">
      <style:paragraph-properties fo:margin-left="0in" fo:margin-right="0in" fo:text-indent="-0.2362in" style:auto-text-indent="false"/>
      <style:text-properties fo:font-size="10pt" fo:font-weight="normal" style:font-size-asian="10pt" style:font-weight-asian="normal"/>
    </style:style>
    <style:style style:name="P4" style:family="paragraph" style:parent-style-name="Default_7e_LT_7e_Notizen">
      <style:text-properties style:font-name="Liberation Sans1" fo:font-size="10pt" fo:font-style="italic" fo:font-weight="bold" officeooo:rsid="00131aa0" officeooo:paragraph-rsid="00131aa0" style:font-size-asian="10pt" style:font-style-asian="italic" style:font-weight-asian="bold" style:font-style-complex="italic" style:font-weight-complex="bold"/>
    </style:style>
    <style:style style:name="P5" style:family="paragraph" style:parent-style-name="Default_7e_LT_7e_Notizen">
      <style:paragraph-properties fo:margin-left="0.2362in" fo:margin-right="0in" fo:text-indent="-0.2362in" style:auto-text-indent="false"/>
      <style:text-properties style:font-name="Liberation Sans1" fo:font-size="10pt" style:font-size-asian="10pt"/>
    </style:style>
    <style:style style:name="P6" style:family="paragraph" style:parent-style-name="Default_7e_LT_7e_Notizen">
      <style:paragraph-properties fo:margin-left="0.2362in" fo:margin-right="0in" fo:text-indent="-0.2362in" style:auto-text-indent="false"/>
      <style:text-properties style:font-name="Liberation Sans1" fo:font-size="10pt" officeooo:rsid="0013d4c7" officeooo:paragraph-rsid="0013d4c7" style:font-size-asian="10pt"/>
    </style:style>
    <style:style style:name="P7" style:family="paragraph" style:parent-style-name="Default_7e_LT_7e_Notizen">
      <style:paragraph-properties fo:margin-left="0.2362in" fo:margin-right="0in" fo:text-indent="-0.2362in" style:auto-text-indent="false"/>
      <style:text-properties style:font-name="Liberation Sans1" fo:font-size="10pt" fo:font-style="italic" fo:font-weight="bold" style:font-size-asian="10pt" style:font-style-asian="italic" style:font-weight-asian="bold" style:font-style-complex="italic" style:font-weight-complex="bold"/>
    </style:style>
    <style:style style:name="P8" style:family="paragraph" style:parent-style-name="Default_7e_LT_7e_Notizen">
      <style:paragraph-properties fo:margin-left="0.2362in" fo:margin-right="0in" fo:text-indent="-0.2362in" style:auto-text-indent="false"/>
      <style:text-properties style:font-name="Liberation Sans1" fo:font-size="10pt" fo:font-style="normal" fo:font-weight="normal" officeooo:rsid="0013d4c7" officeooo:paragraph-rsid="0013d4c7" style:font-size-asian="10pt" style:font-style-asian="normal" style:font-weight-asian="normal" style:font-style-complex="normal" style:font-weight-complex="normal"/>
    </style:style>
    <style:style style:name="P9" style:family="paragraph" style:parent-style-name="Default_7e_LT_7e_Notizen">
      <style:paragraph-properties fo:margin-left="0.2362in" fo:margin-right="0in" fo:text-indent="-0.2362in" style:auto-text-indent="false" fo:break-before="page"/>
      <style:text-properties style:font-name="Liberation Sans1" fo:font-size="10pt" fo:font-style="italic" fo:font-weight="bold" style:font-size-asian="10pt" style:font-style-asian="italic" style:font-weight-asian="bold" style:font-style-complex="italic" style:font-weight-complex="bold"/>
    </style:style>
    <style:style style:name="T1" style:family="text">
      <style:text-properties officeooo:rsid="0013c92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nsorFlow playground Cheat Sheet</text:p>
      <text:p text:style-name="P1"/>
      <text:p text:style-name="P4">Lab 1</text:p>
      <text:p text:style-name="P5">In TensorFlow playground, use the bottom left data type (2 groups)</text:p>
      <text:p text:style-name="P3"/>
      <text:p text:style-name="P5">ONE neuron in ONE hidden layer</text:p>
      <text:p text:style-name="P5">Learning rate 0.03</text:p>
      <text:p text:style-name="P5">Activation Tanh</text:p>
      <text:p text:style-name="P5">This should be resolved quickly.</text:p>
      <text:p text:style-name="P3"/>
      <text:p text:style-name="P5">Try to modify the different weights, and the bias of the neuron.</text:p>
      <text:p text:style-name="P3"/>
      <text:p text:style-name="P5">Let's say we have</text:p>
      <text:p text:style-name="P3"/>
      <text:p text:style-name="P5">X1 ∈ [-6, +6]</text:p>
      <text:p text:style-name="P5">X2 ∈ [-6, +6]</text:p>
      <text:p text:style-name="P5">W1 = -0.69</text:p>
      <text:p text:style-name="P5">W2 = -0.67</text:p>
      <text:p text:style-name="P5">b = 0.030</text:p>
      <text:p text:style-name="P5">Wfinal = -2</text:p>
      <text:p text:style-name="P5">Orange point (-4, -3) will result in:</text:p>
      <text:p text:style-name="P3"/>
      <text:p text:style-name="P5">(-4 * -0.69) + (-3 * -0.67) + 0.030 =&gt; 4.8 * -2 =&gt; -9.6 =&gt; tanh(-9.6) = -0.999999990825637</text:p>
      <text:p text:style-name="P5">Blue point (3, 4) will result in</text:p>
      <text:p text:style-name="P3"/>
      <text:p text:style-name="P5">(3 * -0.69) + (4 * -0.67) + 0.030 =&gt; -4.72 * -2 =&gt; 9.44 =&gt; tanh(9.44) = 0.999999987365729</text:p>
      <text:p text:style-name="P5">-1: orange</text:p>
      <text:p text:style-name="P5">+1: blue</text:p>
      <text:p text:style-name="P5">Also see spreadsheet neuron.ods, play around with it.</text:p>
      <text:p text:style-name="P3"/>
      <text:p text:style-name="P5">There is this Java Jupyter Notebook illustrating this too.</text:p>
      <text:p text:style-name="P3"/>
      <text:p text:style-name="P7">Lab 2</text:p>
      <text:p text:style-name="P5">Use the top-right data (4 groups, in 4 squares)</text:p>
      <text:p text:style-name="P3"/>
      <text:p text:style-name="P5">2 inputs (X1, X2)</text:p>
      <text:p text:style-name="P5">Learning Rate 0.03, Activation Tanh</text:p>
      <text:p text:style-name="P5">Try with ONE neuron in ONE layer, see why it is not possible to solve this.</text:p>
      <text:p text:style-name="P5">Add one neuron (that makes 2), <text:span text:style-name="T1">go up to 4</text:span></text:p>
      <text:p text:style-name="P5">Try it.</text:p>
      <text:p text:style-name="P5">Change Activation to Sigmoid, try again</text:p>
      <text:p text:style-name="P5">Add One neuron, try again (still with Sigmoid), go up to 1000 epoch at least</text:p>
      <text:p text:style-name="P5">Try with Tanh</text:p>
      <text:p text:style-name="P5">Try with ReLU &lt;- This one is the best!</text:p>
      <text:p text:style-name="P5">Flip the 'Discretize output' box.</text:p>
      <text:p text:style-name="P5"/>
      <text:p text:style-name="P6">Try <text:span text:style-name="T3">only 1 input</text:span>, X<text:span text:style-name="T4">1</text:span>X<text:span text:style-name="T4">2</text:span></text:p>
      <text:p text:style-name="P3"/>
      <text:p text:style-name="P7">Lab 3</text:p>
      <text:p text:style-name="P5">Use the 'circular' data (top left)</text:p>
      <text:p text:style-name="P3"/>
      <text:p text:style-name="P5">with 4 neurons, learning rate 0.03, Activation function ReLU, Tanh, or Sigmoid,</text:p>
      <text:p text:style-name="P5">compare the output curves, see the different parameters</text:p>
      <text:p text:style-name="P7"/>
      <text:p text:style-name="P7"/>
      <text:p text:style-name="P9">Lab 4</text:p>
      <text:p text:style-name="P5">Use the spiral data (bottom right)</text:p>
      <text:p text:style-name="P3"/>
      <text:p text:style-name="P5">Use the 7 (yes, all of them) input dimensions, 2 hidden layers, 5 and 6 neurons</text:p>
      <text:p text:style-name="P5">Activation Function Tanh, <text:span text:style-name="T3">ReLU</text:span>, should be OK around 500 epochs</text:p>
      <text:p text:style-name="P7">Do look at the curves when using a Sigmoid</text:p>
      <text:p text:style-name="P8">Sigmoid is going from 0 to 1, cannot be suited for the problem here, as we need to go from -1 to +1</text:p>
      <text:p text:style-name="P5">Play around, and see how it moves 😜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22:03.056760423</meta:creation-date>
    <dc:date>2019-08-26T08:34:21.385013075</dc:date>
    <meta:editing-duration>PT15M13S</meta:editing-duration>
    <meta:editing-cycles>5</meta:editing-cycles>
    <meta:generator>LibreOffice/5.4.0.3$MacOSX_X86_64 LibreOffice_project/7556cbc6811c9d992f4064ab9287069087d7f62c</meta:generator>
    <meta:document-statistic meta:table-count="0" meta:image-count="0" meta:object-count="0" meta:page-count="2" meta:paragraph-count="47" meta:word-count="335" meta:character-count="1700" meta:non-whitespace-character-count="1412"/>
  </office:meta>
</office:document-meta>
</file>